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49cm"/>
      <style:paragraph-properties style:writing-mode="lr-tb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88cm" fo:min-width="0.208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objectwithoutfill">
      <style:graphic-properties svg:stroke-color="#111111" draw:fill="solid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96cm" fo:min-width="3.686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3.35cm" fo:min-width="0cm"/>
    </style:style>
    <style:style style:name="gr7" style:family="graphic" style:parent-style-name="objectwithoutfill">
      <style:graphic-properties svg:stroke-color="#000000" draw:marker-start="Arrow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0cm"/>
    </style:style>
    <style:style style:name="gr10" style:family="graphic" style:parent-style-name="objectwithoutfill">
      <style:graphic-properties draw:stroke="dash" draw:stroke-dash="Long_20_Dash" svg:stroke-color="#000000" draw:marker-start="Small_20_Arrow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0cm"/>
    </style:style>
    <style:style style:name="gr13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5cm" fo:min-width="4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5cm" fo:min-width="4.8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0cm"/>
    </style:style>
    <style:style style:name="gr2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45cm" fo:min-width="4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75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0cm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7cm" svg:height="0.899cm" svg:x="1.7cm" svg:y="4.801cm">
          <draw:text-box>
            <text:p><text:span text:style-name="T1">Registered User</text:span></text:p>
          </draw:text-box>
        </draw:frame>
        <draw:custom-shape draw:style-name="gr2" draw:text-style-name="P2" draw:layer="layout" svg:width="1cm" svg:height="0.9cm" svg:x="3.00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501cm" svg:y1="4.1cm" svg:x2="3.501cm" svg:y2="3cm">
          <text:p/>
        </draw:line>
        <draw:line draw:style-name="gr4" draw:text-style-name="P3" draw:layer="layout" svg:x1="3.001cm" svg:y1="3.2cm" svg:x2="4.001cm" svg:y2="3.2cm">
          <text:p/>
        </draw:line>
        <draw:line draw:style-name="gr3" draw:text-style-name="P3" draw:layer="layout" svg:x1="3.501cm" svg:y1="4.1cm" svg:x2="3.101cm" svg:y2="4.7cm">
          <text:p/>
        </draw:line>
        <draw:line draw:style-name="gr3" draw:text-style-name="P3" draw:layer="layout" svg:x1="3.501cm" svg:y1="4.1cm" svg:x2="3.101cm" svg:y2="4.7cm">
          <text:p/>
        </draw:line>
        <draw:line draw:style-name="gr3" draw:text-style-name="P3" draw:layer="layout" svg:x1="3.501cm" svg:y1="4.1cm" svg:x2="3.901cm" svg:y2="4.7cm">
          <text:p/>
        </draw:line>
        <draw:custom-shape draw:style-name="gr2" draw:text-style-name="P2" draw:layer="layout" svg:width="1cm" svg:height="0.9cm" svg:x="3.00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502cm" svg:y1="4.1cm" svg:x2="3.502cm" svg:y2="3cm">
          <text:p/>
        </draw:line>
        <draw:line draw:style-name="gr4" draw:text-style-name="P3" draw:layer="layout" svg:x1="3.002cm" svg:y1="3.2cm" svg:x2="4.002cm" svg:y2="3.2cm">
          <text:p/>
        </draw:line>
        <draw:line draw:style-name="gr3" draw:text-style-name="P3" draw:layer="layout" svg:x1="3.502cm" svg:y1="4.1cm" svg:x2="3.102cm" svg:y2="4.7cm">
          <text:p/>
        </draw:line>
        <draw:line draw:style-name="gr3" draw:text-style-name="P3" draw:layer="layout" svg:x1="3.502cm" svg:y1="4.1cm" svg:x2="3.102cm" svg:y2="4.7cm">
          <text:p/>
        </draw:line>
        <draw:line draw:style-name="gr3" draw:text-style-name="P3" draw:layer="layout" svg:x1="3.502cm" svg:y1="4.1cm" svg:x2="3.902cm" svg:y2="4.7cm">
          <text:p/>
        </draw:line>
        <draw:line draw:style-name="gr3" draw:text-style-name="P3" draw:layer="layout" svg:x1="3.501cm" svg:y1="5.6cm" svg:x2="3.5cm" svg:y2="20cm">
          <text:p/>
        </draw:line>
        <draw:custom-shape draw:style-name="gr5" draw:text-style-name="P5" draw:layer="layout" svg:width="4.186cm" svg:height="1.646cm" svg:x="6.814cm" svg:y="3.8cm">
          <text:p text:style-name="P4"><text:span text:style-name="T1">Таблица грузов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5.5cm" svg:x2="8.9cm" svg:y2="20cm">
          <text:p/>
        </draw:line>
        <draw:line draw:style-name="gr3" draw:text-style-name="P3" draw:layer="layout" svg:x1="14.901cm" svg:y1="4.1cm" svg:x2="14.9cm" svg:y2="20cm">
          <text:p/>
        </draw:line>
        <draw:line draw:style-name="gr3" draw:text-style-name="P3" draw:layer="layout" svg:x1="20.701cm" svg:y1="11.1cm" svg:x2="20.701cm" svg:y2="17.2cm">
          <text:p/>
        </draw:line>
        <draw:custom-shape draw:style-name="gr6" draw:text-style-name="P2" draw:layer="layout" svg:width="0.4cm" svg:height="13.6cm" svg:x="3.301cm" svg:y="6.1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7cm" svg:y1="7.6cm" svg:x2="3.7cm" svg:y2="7.6cm">
          <text:p/>
        </draw:line>
        <draw:frame draw:style-name="gr8" draw:text-style-name="P1" draw:layer="layout" svg:width="4.1cm" svg:height="1.199cm" svg:x="4.3cm" svg:y="6.5cm">
          <draw:text-box>
            <text:p><text:span text:style-name="T1">Заполнение таблицы грузов</text:span></text:p>
          </draw:text-box>
        </draw:frame>
        <draw:custom-shape draw:style-name="gr9" draw:text-style-name="P2" draw:layer="layout" svg:width="0.4cm" svg:height="2.8cm" svg:x="8.701cm" svg:y="7.3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.8cm" svg:y1="9.9cm" svg:x2="8.6cm" svg:y2="9.9cm">
          <text:p/>
        </draw:line>
        <draw:frame draw:style-name="gr11" draw:text-style-name="P1" draw:layer="layout" svg:width="5.4cm" svg:height="2.147cm" svg:x="3.8cm" svg:y="7.7cm">
          <draw:text-box>
            <text:p><text:span text:style-name="T1">Результат проверки корректности заполнения таблицы грузов</text:span></text:p>
          </draw:text-box>
        </draw:frame>
        <draw:line draw:style-name="gr7" draw:text-style-name="P3" draw:layer="layout" svg:x1="14.7cm" svg:y1="11cm" svg:x2="3.7cm" svg:y2="11cm">
          <text:p/>
        </draw:line>
        <draw:custom-shape draw:style-name="gr12" draw:text-style-name="P2" draw:layer="layout" svg:width="0.399cm" svg:height="2.3cm" svg:x="14.701cm" svg:y="10.8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5.599cm" svg:height="1.3cm" svg:x="9.101cm" svg:y="9.8cm">
          <draw:text-box>
            <text:p><text:span text:style-name="T1">Выбор режима, статуса, установка нарушений</text:span></text:p>
          </draw:text-box>
        </draw:frame>
        <draw:line draw:style-name="gr7" draw:text-style-name="P3" draw:layer="layout" svg:x1="20.5cm" svg:y1="14.5cm" svg:x2="3.701cm" svg:y2="14.5cm">
          <text:p/>
        </draw:line>
        <draw:custom-shape draw:style-name="gr14" draw:text-style-name="P2" draw:layer="layout" svg:width="0.4cm" svg:height="1.8cm" svg:x="20.501cm" svg:y="14.6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.7cm" svg:y1="16.6cm" svg:x2="20.5cm" svg:y2="16.6cm">
          <text:p/>
        </draw:line>
        <draw:frame draw:style-name="gr15" draw:text-style-name="P7" draw:layer="layout" svg:width="9.199cm" svg:height="1.199cm" svg:x="5.501cm" svg:y="15.801cm">
          <draw:text-box>
            <text:p text:style-name="P6"><text:span text:style-name="T2">Результат процесса отправки автомобиля</text:span></text:p>
          </draw:text-box>
        </draw:frame>
        <draw:frame draw:style-name="gr16" draw:text-style-name="P1" draw:layer="layout" svg:width="5.5cm" svg:height="1.673cm" svg:x="15cm" svg:y="13.1cm">
          <draw:text-box>
            <text:p><text:span text:style-name="T1">Отправка автомобиля на таможню</text:span></text:p>
          </draw:text-box>
        </draw:frame>
        <draw:custom-shape draw:style-name="gr17" draw:text-style-name="P9" draw:layer="layout" svg:width="4.5cm" svg:height="1.7cm" svg:x="18.4cm" svg:y="3.8cm">
          <text:p text:style-name="P8"><text:span text:style-name="T1">Отправка автомобиля </text:span></text:p>
          <text:p text:style-name="P8"><text:span text:style-name="T1">на таможню 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5.3cm" svg:height="1.7cm" svg:x="12.2cm" svg:y="3.8cm">
          <text:p text:style-name="P8"><text:span text:style-name="T1">Выбор режима перевозки, </text:span></text:p>
          <text:p text:style-name="P8"><text:span text:style-name="T1">статуса и нарушений</text:span></text:p>
          <text:p text:style-name="P8"><text:span text:style-name="T1">(если имеются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7cm" svg:y1="5.5cm" svg:x2="20.7cm" svg:y2="20cm">
          <text:p/>
        </draw:line>
        <draw:custom-shape draw:style-name="gr19" draw:text-style-name="P2" draw:layer="layout" svg:width="0.4cm" svg:height="2.7cm" svg:x="20.501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4.8cm" svg:height="1.7cm" svg:x="23.7cm" svg:y="3.8cm">
          <text:p text:style-name="P8"><text:span text:style-name="T1">Получение данных от </text:span></text:p>
          <text:p text:style-name="P8"><text:span text:style-name="T1">таможни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2cm" svg:y1="5.5cm" svg:x2="26.2cm" svg:y2="20cm">
          <text:p/>
        </draw:line>
        <draw:line draw:style-name="gr7" draw:text-style-name="P3" draw:layer="layout" svg:x1="26cm" svg:y1="17.8cm" svg:x2="3.7cm" svg:y2="17.9cm">
          <text:p/>
        </draw:line>
        <draw:frame draw:style-name="gr21" draw:text-style-name="P1" draw:layer="layout" svg:width="10.5cm" svg:height="1.225cm" svg:x="13.2cm" svg:y="17.1cm">
          <draw:text-box>
            <text:p><text:span text:style-name="T1">Запрос на получение данных от таможни</text:span></text:p>
          </draw:text-box>
        </draw:frame>
        <draw:custom-shape draw:style-name="gr22" draw:text-style-name="P2" draw:layer="layout" svg:width="0.4cm" svg:height="2.1cm" svg:x="26cm" svg:y="17.5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3.6cm" svg:y1="19.5cm" svg:x2="26cm" svg:y2="19.5cm">
          <text:p/>
        </draw:line>
        <draw:frame draw:style-name="gr23" draw:text-style-name="P7" draw:layer="layout" svg:width="7.399cm" svg:height="1.199cm" svg:x="12.301cm" svg:y="18.8cm">
          <draw:text-box>
            <text:p text:style-name="P6"><text:span text:style-name="T2">Полученные от таможни данные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2:38:34.990383493</meta:creation-date>
    <dc:date>2020-10-24T03:20:31.707034784</dc:date>
    <meta:editing-duration>PT21M3S</meta:editing-duration>
    <meta:editing-cycles>4</meta:editing-cycles>
    <meta:generator>LibreOffice/6.4.5.2$Linux_X86_64 LibreOffice_project/40$Build-2</meta:generator>
    <meta:document-statistic meta:object-count="43"/>
  </office:meta>
</office:document-meta>
</file>